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="0.06pt solid #000000"/>
      <style:text-properties style:font-name="Liberation Sans" style:font-name-asian="Microsoft YaHei" style:font-name-complex="Mangal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royecto: Sistema de manejo de inventario para la empresa 3G Servicios Generales</text:p>
          </table:table-cell>
          <table:covered-table-cell table:style-name="ce3"/>
          <table:covered-table-cell/>
          <table:covered-table-cell table:number-columns-repeated="2" table:style-name="ce3"/>
          <table:covered-table-cell table:style-name="ce1"/>
          <table:covered-table-cell/>
          <table:covered-table-cell table:style-name="ce6"/>
          <table:covered-table-cell table:number-columns-repeated="2" table:style-name="ce3"/>
          <table:table-cell table:style-name="ce1" office:value-type="string" calcext:value-type="string" table:number-columns-spanned="4" table:number-rows-spanned="1">
            <text:p>Analista: <text:s/>Grupo</text:p>
          </table:table-cell>
          <table:covered-table-cell table:number-columns-repeated="3" table:style-name="ce3"/>
          <table:table-cell table:style-name="ce6" office:value-type="string" calcext:value-type="string" table:number-columns-spanned="3" table:number-rows-spanned="1">
            <text:p>Fecha: 27/0617</text:p>
          </table:table-cell>
          <table:covered-table-cell table:number-columns-repeated="2" table:style-name="ce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Nro SS</text:p>
          </table:table-cell>
          <table:table-cell table:style-name="ce5" office:value-type="string" calcext:value-type="string" table:number-columns-spanned="1" table:number-rows-spanned="2">
            <text:p>Subsistema SS</text:p>
          </table:table-cell>
          <table:table-cell table:style-name="ce2" office:value-type="string" calcext:value-type="string" table:number-columns-spanned="1" table:number-rows-spanned="2">
            <text:p>SLOC</text:p>
          </table:table-cell>
          <table:table-cell table:style-name="ce2" office:value-type="string" calcext:value-type="string" table:number-columns-spanned="2" table:number-rows-spanned="1">
            <text:p>Producto</text:p>
          </table:table-cell>
          <table:covered-table-cell table:style-name="ce3"/>
          <table:table-cell table:style-name="ce2" office:value-type="string" calcext:value-type="string" table:number-columns-spanned="4" table:number-rows-spanned="1">
            <text:p>Atributos de la Computadora</text:p>
          </table:table-cell>
          <table:covered-table-cell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Personal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oyecto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EAF SS</text:p>
          </table:table-cell>
          <table:table-cell table:style-name="ce2" office:value-type="string" calcext:value-type="string" table:number-columns-spanned="1" table:number-rows-spanned="2">
            <text:p>PM MOD</text:p>
          </table:table-cell>
          <table:table-cell table:style-name="ce2" office:value-type="string" calcext:value-type="string" table:number-columns-spanned="1" table:number-rows-spanned="2">
            <text:p>PM EST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</table:table-row>
        <table:table-row table:style-name="ro1">
          <table:covered-table-cell table:number-columns-repeated="2" table:style-name="ce3"/>
          <table:covered-table-cell/>
          <table:table-cell table:style-name="ce3" office:value-type="string" calcext:value-type="string">
            <text:p>RELY</text:p>
          </table:table-cell>
          <table:table-cell table:style-name="ce3"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table:style-name="ce3" office:value-type="string" calcext:value-type="string">
            <text:p>VIRT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ACAP</text:p>
          </table:table-cell>
          <table:table-cell table:style-name="ce3" office:value-type="string" calcext:value-type="string">
            <text:p>AEXP</text:p>
          </table:table-cell>
          <table:table-cell table:style-name="ce3" office:value-type="string" calcext:value-type="string">
            <text:p>MODP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SCED</text:p>
          </table:table-cell>
          <table:covered-table-cell table:number-columns-repeated="3" table:style-name="ce3"/>
          <table:covered-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tualizar </text:p>
          </table:table-cell>
          <table:table-cell table:formula="of:=[Hoja2.D3]+[Hoja2.D4]" office:value-type="float" office:value="2000" calcext:value-type="float">
            <text:p>200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sulta</text:p>
          </table:table-cell>
          <table:table-cell table:formula="of:=[Hoja2.D6]+[Hoja2.D7]+[Hoja2.D8]" office:value-type="float" office:value="2100" calcext:value-type="float">
            <text:p>210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tificación</text:p>
          </table:table-cell>
          <table:table-cell table:formula="of:=[Hoja2.D10]+[Hoja2.D11]" office:value-type="float" office:value="2050" calcext:value-type="float">
            <text:p>205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tilidades</text:p>
          </table:table-cell>
          <table:table-cell table:formula="of:=[Hoja2.D13]" office:value-type="float" office:value="1300" calcext:value-type="float">
            <text:p>130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number-columns-repeated="2"/>
          <table:table-cell table:formula="of:=[.C4]+[.C5]+[.C6]+[.C7]" office:value-type="float" office:value="7450" calcext:value-type="float">
            <text:p>7450</text:p>
          </table:table-cell>
          <table:table-cell table:style-name="ce6" office:value-type="string" calcext:value-type="string" table:number-columns-spanned="2" table:number-rows-spanned="1">
            <text:p>Total SLOC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2" table:number-rows-spanned="2">
            <text:p>Modo de Desarrollo Organico</text:p>
          </table:table-cell>
          <table:covered-table-cell/>
          <table:table-cell table:formula="of:=3.2*POWER([.C8]/1000;1.05)" office:value-type="float" office:value="26.358097777687" calcext:value-type="float">
            <text:p>26.3580977777</text:p>
          </table:table-cell>
          <table:table-cell table:style-name="ce6" office:value-type="string" calcext:value-type="string" table:number-columns-spanned="2" table:number-rows-spanned="1">
            <text:p>Esfuerzo Nominal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formula="of:=[.C8]/[.C9]" office:value-type="float" office:value="282.645586295179" calcext:value-type="float">
            <text:p>282.6455862952</text:p>
          </table:table-cell>
          <table:table-cell table:style-name="ce6" office:value-type="string" calcext:value-type="string" table:number-columns-spanned="2" table:number-rows-spanned="1">
            <text:p>Productividad Nominal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5" office:value-type="string" calcext:value-type="string" table:number-columns-spanned="2" table:number-rows-spanned="1">
            <text:p>% de Distribucion del PM por Fase</text:p>
          </table:table-cell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D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T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T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</table:table>
      <table:table table:name="Hoja2" table:style-name="ta1">
        <table:table-column table:style-name="co1" table:number-columns-repeated="10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 table:number-columns-spanned="9" table:number-rows-spanned="1">
            <text:p>Proyecto: Sistema de manejo de inventario para la empresa 3G Servicios Generales</text:p>
          </table:table-cell>
          <table:covered-table-cell table:number-columns-repeated="4"/>
          <table:covered-table-cell table:style-name="ce1"/>
          <table:covered-table-cell/>
          <table:covered-table-cell table:style-name="ce6"/>
          <table:covered-table-cell/>
          <table:table-cell table:style-name="ce2" office:value-type="string" calcext:value-type="string" table:number-columns-spanned="2" table:number-rows-spanned="1">
            <text:p>Analista: <text:s/>Grupo<text:line-break/><text:line-break/><text:line-break/><text:line-break/><text:line-break/></text:p>
          </table:table-cell>
          <table:covered-table-cell/>
          <table:table-cell table:style-name="ce2" office:value-type="string" calcext:value-type="string" table:number-columns-spanned="2" table:number-rows-spanned="1">
            <text:p>Fecha: 27/0617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  <table:table-cell table:number-columns-repeated="6"/>
          <table:table-cell office:value-type="string" calcext:value-type="string">
            <text:p>TO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rdar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table:style-name="ce11" office:value-type="string" calcext:value-type="string">
            <text:p>0,6-0,9-1,5-0,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r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string" calcext:value-type="string">
            <text:p>0,5-0,8-1,27-0,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: </text:p>
          </table:table-cell>
          <table:table-cell/>
          <table:table-cell table:style-name="ce10" table:formula="of:=[.D3]+[.D4]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ción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úsqueda</text:p>
          </table:table-cell>
          <table:table-cell office:value-type="float" office:value="600" calcext:value-type="float">
            <text:p>60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rar</text:p>
          </table:table-cell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: </text:p>
          </table:table-cell>
          <table:table-cell/>
          <table:table-cell table:formula="of:=[.D6]+[.D7]+[.D8]" office:value-type="float" office:value="2100" calcext:value-type="float">
            <text:p>210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es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rta</text:p>
          </table:table-cell>
          <table:table-cell office:value-type="float" office:value="1050" calcext:value-type="float">
            <text:p>105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al: </text:p>
          </table:table-cell>
          <table:table-cell/>
          <table:table-cell table:formula="of:=[.D10]+[.D11]" office:value-type="float" office:value="2050" calcext:value-type="float">
            <text:p>205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dades</text:p>
          </table:table-cell>
          <table:table-cell office:value-type="float" office:value="1300" calcext:value-type="float">
            <text:p>130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tal: </text:p>
          </table:table-cell>
          <table:table-cell/>
          <table:table-cell table:formula="of:=[.D13]" office:value-type="float" office:value="1300" calcext:value-type="float">
            <text:p>1300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style-name="Default" table:formula="of:=[.D5]+[.D9]+[.D12]+[.D14]" office:value-type="float" office:value="7450" calcext:value-type="float">
            <text:p>7450</text:p>
          </table:table-cell>
          <table:table-cell table:style-name="Default" table:number-columns-repeated="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8:46:57.9713457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20:07:34.389938502</dc:date>
    <meta:editing-duration>PT1H23M29S</meta:editing-duration>
    <meta:editing-cycles>21</meta:editing-cycles>
    <meta:generator>LibreOffice/5.1.6.2$Linux_x86 LibreOffice_project/10m0$Build-2</meta:generator>
    <meta:document-statistic meta:table-count="2" meta:cell-count="116" meta:object-count="0"/>
  </office:meta>
</office:document-meta>
</file>